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2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363.9" calcext:value-type="float">
            <text:p>363.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287.5" calcext:value-type="float">
            <text:p>287.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129.966192185165" calcext:value-type="float">
            <text:p>129.96619218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357148096139501" calcext:value-type="float">
            <text:p>0.357148096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20:58.915000000</dc:date>
    <meta:editing-duration>PT5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